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2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jet</text:p>
      <text:p text:style-name="P1"/>
      <text:p text:style-name="P1"/>
      <text:p text:style-name="Text_20_body"/>
      <text:p text:style-name="Text_20_body">Tuteur: Stéphane Casset &lt;sept chez logidee.com&gt;</text:p>
      <text:p text:style-name="Text_20_body">Etudiants: SCHNEIDER, RODRIGUEZ GARCIA, LAPREVOTTE, LUTZ</text:p>
      <text:p text:style-name="Text_20_body">Mots-clés/résumé: systèmes de fichiers distribués; Ceph; Lustre</text:p>
      <text:p text:style-name="Preformatted_20_Text">Travail sur Ceph et Lustre (deux systèmes de fichiers distribués)</text:p>
      <text:p text:style-name="Preformatted_20_Text"><text:s/>o Installation du produit et documentation d'un HOWTO d'installation</text:p>
      <text:p text:style-name="Preformatted_20_Text"><text:s/>o Tests des fonctionnalités, voir si tout fonctionne correctement</text:p>
      <text:p text:style-name="Preformatted_20_Text"><text:s/>o Petits tests de performances pour comparer par rapport à ext4 par exemple</text:p>
      <text:p text:style-name="Preformatted_20_Text"><text:s/>o Tests des fonctionnalités de distributions :</text:p>
      <text:p text:style-name="Preformatted_20_Text"><text:s text:c="3"/>* accès multiples de clients</text:p>
      <text:p text:style-name="Preformatted_20_Text"><text:s text:c="3"/>* tests de redondance</text:p>
      <text:p text:style-name="Preformatted_20_Text"><text:s text:c="3"/>* test de réplication</text:p>
      <text:p text:style-name="Preformatted_20_Text"><text:s text:c="3"/>* test de tolérance aux pannes</text:p>
      <text:p text:style-name="Preformatted_20_Text"><text:s/>o Conclusion :</text:p>
      <text:p text:style-name="Preformatted_20_Text"><text:s text:c="3"/>* points forts/points faibles</text:p>
      <text:p text:style-name="Preformatted_20_Text"><text:s text:c="3"/>* maturité</text:p>
      <text:p text:style-name="P2"><text:s text:c="3"/>* solidité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 </meta:initial-creator>
    <meta:creation-date>2014-02-12T15:01:46</meta:creation-date>
    <dc:date>2014-02-12T15:03:47</dc:date>
    <dc:creator>ant </dc:creator>
    <meta:editing-duration>P0D</meta:editing-duration>
    <meta:editing-cycles>1</meta:editing-cycles>
    <meta:document-statistic meta:table-count="0" meta:image-count="0" meta:object-count="0" meta:page-count="1" meta:paragraph-count="17" meta:word-count="98" meta:character-count="679" meta:non-whitespace-character-count="572"/>
    <meta:generator>LibreOffice/3.5$Linux_X86_64 LibreOffice_project/350m1$Build-2</meta:generator>
  </office:meta>
</office:document-meta>
</file>